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7A3000004C23300785A.png" manifest:media-type="image/png"/>
  <manifest:file-entry manifest:full-path="Pictures/10000001000009300000018C9D6EF8CF.png" manifest:media-type="image/png"/>
  <manifest:file-entry manifest:full-path="Pictures/1000000100000A1600000273C7972869.png" manifest:media-type="image/png"/>
  <manifest:file-entry manifest:full-path="Pictures/10000001000007CB000006153A18A46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0"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1"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2"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13"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38cm" fo:min-width="6.152cm" fo:padding-top="0.125cm" fo:padding-bottom="0.125cm" fo:padding-left="0.25cm" fo:padding-right="0.25cm" fo:wrap-option="wrap" loext:decorative="false"/>
    </style:style>
    <style:style style:name="gr2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367cm" fo:min-width="5.792cm" fo:padding-top="0.125cm" fo:padding-bottom="0.125cm" fo:padding-left="0.25cm" fo:padding-right="0.25cm" fo:wrap-option="wrap" loext:decorative="false"/>
    </style:style>
    <style:style style:name="gr2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401cm" fo:min-width="2.263cm" fo:padding-top="0.125cm" fo:padding-bottom="0.125cm" fo:padding-left="0.25cm" fo:padding-right="0.25cm" fo:wrap-option="wrap" loext:decorative="false"/>
    </style:style>
    <style:style style:name="gr2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401cm" fo:min-width="5.569cm" fo:padding-top="0.125cm" fo:padding-bottom="0.125cm" fo:padding-left="0.25cm" fo:padding-right="0.25cm" fo:wrap-option="wrap" loext:decorative="false"/>
    </style:style>
    <style:style style:name="gr2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401cm" fo:min-width="1.831cm" fo:padding-top="0.125cm" fo:padding-bottom="0.125cm" fo:padding-left="0.25cm" fo:padding-right="0.25cm" fo:wrap-option="wrap" loext:decorative="false"/>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8"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9"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0"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2"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9"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0"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2"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3"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4"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1.90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433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4"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6"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style:font-size-asian="14pt" style:font-size-complex="14pt" fo:hyphenate="false"/>
    </style:style>
    <style:style style:name="P1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style:font-size-asian="14pt" style:font-size-complex="14pt" fo:hyphenate="false"/>
    </style:style>
    <style:style style:name="P19" style:family="paragraph">
      <style:paragraph-properties fo:text-align="start"/>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2" style:family="paragraph">
      <loext:graphic-properties draw:fill="gradient" draw:fill-gradient-name="Gradient_20_1"/>
      <style:paragraph-properties fo:text-align="start" style:font-independent-line-spacing="true"/>
      <style:text-properties fo:font-size="44pt"/>
    </style:style>
    <style:style style:name="P2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value" draw:style-name="dp1" draw:master-page-name="Title_20_Slide" presentation:presentation-page-layout-name="AL1T0">
        <draw:frame presentation:style-name="pr1" draw:text-style-name="P2" draw:layer="layout" svg:width="2.438cm" svg:height="1.017cm" svg:x="0.486cm" svg:y="0.5cm" presentation:class="title" presentation:user-transformed="true">
          <draw:text-box>
            <text:p text:style-name="P1"><text:span text:style-name="T1">1. value</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6" draw:text-style-name="P5" draw:layer="layout" svg:width="4.013cm" svg:height="0.509cm" svg:x="1.801cm" svg:y="2.268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classes/A1_Análise_Valor_Aula1_13NOV_2018.pdf" xlink:type="simple">Aula 1 - Lexicon/Pro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65cm" svg:y="2.10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8"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9" draw:text-style-name="P12" draw:layer="layout" svg:width="9.1cm" svg:height="1.36cm" svg:x="2.945cm" svg:y="2cm">
            <text:p text:style-name="P11"><text:span text:style-name="T6">1. ENGIN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3"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1" draw:text-style-name="P12" draw:layer="layout" svg:width="7cm" svg:height="1.364cm" svg:x="5.091cm" svg:y="3.5cm">
            <text:p text:style-name="P11"><text:span text:style-name="T6">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 draw:text-style-name="P14" draw:layer="layout" svg:width="2.045cm" svg:height="2.045cm" draw:transform="rotate (-1.5707963267949) translate (5.091cm 3.50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13" draw:text-style-name="P16" draw:layer="layout" svg:width="1cm" svg:height="2cm" svg:x="11.1cm" svg:y="1cm">
          <text:p text:style-name="P15"><text:span text:style-name="T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5" draw:layer="layout" svg:width="1.366cm" svg:height="0.759cm" svg:x="13.876cm" svg:y="3.975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lexicon" draw:style-name="dp1" draw:master-page-name="Title_20_Slide" presentation:presentation-page-layout-name="AL1T0">
        <draw:frame presentation:style-name="pr6" draw:text-style-name="P10" draw:layer="layout" svg:width="2.633cm" svg:height="0.887cm" svg:x="0.5cm" svg:y="0.5cm" presentation:class="title" presentation:user-transformed="true">
          <draw:text-box>
            <text:p text:style-name="P9"><text:span text:style-name="T5">3. lexicon</text:span></text:p>
          </draw:text-box>
        </draw:frame>
        <draw:custom-shape draw:style-name="gr1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8" draw:layer="layout" svg:width="3.775cm" svg:height="0.595cm" svg:x="0.895cm" svg:y="2.304cm">
          <text:p text:style-name="P17"><text:span text:style-name="T8">value analysi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7" draw:text-style-name="P19" draw:layer="layout" svg:width="12.121cm" svg:height="2.04cm" svg:x="4.683cm" svg:y="1.702cm">
          <draw:image xlink:href="Pictures/10000001000009300000018C9D6EF8CF.png" xlink:type="simple" xlink:show="embed" xlink:actuate="onLoad" draw:mime-type="image/png">
            <text:p/>
          </draw:image>
        </draw:frame>
        <draw:g draw:style-name="gr1">
          <draw:custom-shape draw:name="CaixaDeTexto 17" draw:style-name="gr18" draw:text-style-name="P5" draw:layer="layout" svg:width="2.573cm" svg:height="0.509cm" svg:x="18.373cm" svg:y="2.65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classes/A1_Análise_Valor_Aula1_13NOV_2018.pdf" xlink:type="simple">Aula 1 - Lexic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17.437cm" svg:y="2.49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7" draw:text-style-name="P19" draw:layer="layout" svg:width="14.529cm" svg:height="3.525cm" svg:x="4.665cm" svg:y="4.248cm">
          <draw:image xlink:href="Pictures/1000000100000A1600000273C7972869.png" xlink:type="simple" xlink:show="embed" xlink:actuate="onLoad" draw:mime-type="image/png">
            <text:p/>
          </draw:image>
        </draw:frame>
        <draw:custom-shape draw:style-name="gr19" draw:text-style-name="P20" draw:layer="layout" svg:width="6.651cm" svg:height="0.629cm" svg:x="11.533cm" svg:y="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0" draw:layer="layout" svg:width="6.291cm" svg:height="0.616cm" svg:x="7.472cm" svg:y="5.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20" draw:layer="layout" svg:width="2.762cm" svg:height="0.65cm" svg:x="4.723cm" svg:y="5.7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0" draw:layer="layout" svg:width="6.068cm" svg:height="0.65cm" svg:x="10.921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0" draw:layer="layout" svg:width="2.33cm" svg:height="0.65cm" svg:x="4.76cm" svg:y="7.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9" draw:layer="layout" svg:width="13.677cm" svg:height="8.527cm" svg:x="4.53cm" svg:y="8.588cm">
          <draw:image xlink:href="Pictures/10000001000007A3000004C23300785A.png" xlink:type="simple" xlink:show="embed" xlink:actuate="onLoad" draw:mime-type="image/png">
            <text:p/>
          </draw:image>
        </draw:frame>
        <presentation:notes draw:style-name="dp3">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 process" draw:style-name="dp1" draw:master-page-name="Title_20_Slide" presentation:presentation-page-layout-name="AL1T0">
        <draw:frame draw:style-name="gr17" draw:text-style-name="P19" draw:layer="layout" svg:width="19.79cm" svg:height="15.451cm" svg:x="1.757cm" svg:y="2.009cm">
          <draw:image xlink:href="Pictures/10000001000007CB000006153A18A46F.png" xlink:type="simple" xlink:show="embed" xlink:actuate="onLoad" draw:mime-type="image/png">
            <text:p/>
          </draw:image>
        </draw:frame>
        <draw:frame presentation:style-name="pr6" draw:text-style-name="P10" draw:layer="layout" svg:width="2.79cm" svg:height="0.887cm" svg:x="0.5cm" svg:y="0.5cm" presentation:class="title" presentation:user-transformed="true">
          <draw:text-box>
            <text:p text:style-name="P9"><text:span text:style-name="T5">4. process</text:span></text:p>
          </draw:text-box>
        </draw:frame>
        <draw:custom-shape draw:style-name="gr1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24" draw:text-style-name="P5" draw:layer="layout" svg:width="4.013cm" svg:height="0.509cm" svg:x="23.27cm" svg:y="2.193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classes/A1_Análise_Valor_Aula1_13NOV_2018.pdf" xlink:type="simple">Aula 1 - Lexicon/Pro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22.334cm" svg:y="2.03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3">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5"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8" draw:layer="layout" svg:width="3.495cm" svg:height="0.595cm" svg:x="0.755cm" svg:y="2.178cm">
          <text:p text:style-name="P17"><text:span text:style-name="T8">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22" draw:layer="layout" svg:width="3.755cm" svg:height="1.026cm" svg:x="0.449cm" svg:y="0.514cm" presentation:class="title" presentation:user-transformed="true">
          <draw:text-box>
            <text:p text:style-name="P21"><text:span text:style-name="T9">Z. </text:span><text:span text:style-name="T10">template</text:span></text:p>
          </draw:text-box>
        </draw:frame>
        <draw:custom-shape draw:style-name="gr27" draw:text-style-name="P2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8" draw:text-style-name="P25" draw:layer="layout" svg:width="4.105cm" svg:height="0.764cm" svg:x="0.816cm" svg:y="3.502cm">
          <text:p text:style-name="P24"><text:span text:style-name="T11">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9" draw:text-style-name="P25" draw:layer="layout" svg:width="4.507cm" svg:height="1.727cm" svg:x="0.915cm" svg:y="16.796cm">
          <text:p text:style-name="P24"><text:span text:style-name="T12">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0" draw:text-style-name="P25" draw:layer="layout" svg:width="1.375cm" svg:height="1.291cm" svg:x="0.789cm" svg:y="13.697cm">
          <text:p text:style-name="P24"><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5" draw:layer="layout" svg:width="1.736cm" svg:height="2.113cm" svg:x="2.297cm" svg:y="13.139cm">
          <text:p text:style-name="P4"><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27" draw:layer="layout" svg:width="3.921cm" svg:height="0.794cm" svg:x="5.994cm" svg:y="3.457cm">
          <text:list text:style-name="L8">
            <text:list-item>
              <text:p text:style-name="P26"><text:span text:style-name="T15">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27" draw:layer="layout" svg:width="7.87cm" svg:height="2.623cm" svg:x="1.657cm" svg:y="5.047cm">
          <text:list text:style-name="L8">
            <text:list-item>
              <text:p text:style-name="P26"><text:span text:style-name="T16">A </text:span><text:span text:style-name="T17">slash</text:span><text:span text:style-name="T16"> </text:span></text:p>
            </text:list-item>
          </text:list>
          <text:list text:style-name="L9">
            <text:list-item>
              <text:list>
                <text:list-item>
                  <text:p text:style-name="P26"><text:span text:style-name="T16">followed </text:span></text:p>
                </text:list-item>
              </text:list>
            </text:list-item>
            <text:list-item>
              <text:p text:style-name="P26"><text:span text:style-name="T16">by </text:span></text:p>
              <text:list>
                <text:list-item>
                  <text:p text:style-name="P26"><text:span text:style-name="T17">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5"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6"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7"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8"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9" draw:text-style-name="P29" draw:layer="layout" svg:width="4.628cm" svg:height="1.218cm" svg:x="0.914cm" svg:y="15.288cm">
          <text:list text:style-name="L10">
            <text:list-item>
              <text:p text:style-name="P28"><text:span text:style-name="T18">every key-frame</text:span></text:p>
            </text:list-item>
            <text:list-item>
              <text:p text:style-name="P28"><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0" draw:text-style-name="P3" draw:layer="layout" draw:line-skew="2.567cm" svg:x1="11.486cm" svg:y1="9.773cm" svg:x2="16.895cm" svg:y2="12.725cm" svg:d="M11486 9773h2705v2952h2704" svg:viewBox="0 0 5410 2953">
          <text:p/>
        </draw:connector>
        <draw:custom-shape draw:style-name="gr41" draw:text-style-name="P20"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7" draw:layer="layout" svg:width="2.685cm" svg:height="1.217cm" svg:x="25.323cm" svg:y="3.211cm">
          <text:list text:style-name="L10">
            <text:list-item>
              <text:p text:style-name="P26"><text:span text:style-name="T19">download </text:span></text:p>
            </text:list-item>
          </text:list>
          <text:list text:style-name="L11">
            <text:list-item>
              <text:list>
                <text:list-item>
                  <text:p text:style-name="P26"><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3" draw:text-style-name="P30" draw:layer="layout" svg:width="1.125cm" svg:height="0.679cm" svg:x="23.401cm" svg:y="3.759cm">
          <text:p text:style-name="P4"><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4" draw:text-style-name="P27" draw:layer="layout" svg:width="2.685cm" svg:height="1.217cm" svg:x="28.681cm" svg:y="3.211cm">
          <text:list text:style-name="L10">
            <text:list-item>
              <text:p text:style-name="P26"><text:span text:style-name="T19">download </text:span></text:p>
            </text:list-item>
          </text:list>
          <text:list text:style-name="L11">
            <text:list-item>
              <text:list>
                <text:list-item>
                  <text:p text:style-name="P26"><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5" draw:text-style-name="P5" draw:layer="layout" svg:width="2.056cm" svg:height="0.759cm" svg:x="5.523cm" svg:y="10.48cm">
            <text:p text:style-name="P4"><text:span text:style-name="T21"><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6" draw:text-style-name="P5" draw:layer="layout" svg:width="1.371cm" svg:height="0.589cm" svg:x="1.176cm" svg:y="12.719cm">
            <text:p text:style-name="P4"><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1</meta:editing-cycles>
    <meta:creation-date>2019-03-25T09:18:39</meta:creation-date>
    <dc:date>2025-08-11T17:16:19.063252200</dc:date>
    <meta:editing-duration>P47DT5H16M13S</meta:editing-duration>
    <meta:generator>LibreOffice/25.2.4.3$Windows_X86_64 LibreOffice_project/33e196637044ead23f5c3226cde09b47731f7e27</meta:generator>
    <meta:document-statistic meta:object-count="349"/>
    <meta:user-defined meta:name="AppVersion">16.0000</meta:user-defined>
    <meta:user-defined meta:name="PresentationFormat">Widescreen</meta:user-defined>
    <meta:user-defined meta:name="Slides" meta:value-type="float">12</meta:user-defined>
  </office:meta>
</office:document-meta>
</file>